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rsid="0008fe3f" officeooo:paragraph-rsid="0008fe3f" style:font-size-asian="14pt" style:font-size-complex="14pt"/>
    </style:style>
    <style:style style:name="P3" style:family="paragraph" style:parent-style-name="Standard">
      <style:paragraph-properties fo:line-height="150%"/>
      <style:text-properties style:font-name="Ubuntu" fo:font-size="14pt" officeooo:rsid="000abe53" officeooo:paragraph-rsid="000abe53" style:font-size-asian="14pt" style:font-size-complex="14pt"/>
    </style:style>
    <style:style style:name="P4" style:family="paragraph" style:parent-style-name="Heading_20_1">
      <style:paragraph-properties fo:line-height="150%" fo:text-align="center" style:justify-single-word="false"/>
      <style:text-properties style:font-name="Ubuntu"/>
    </style:style>
    <style:style style:name="P5" style:family="paragraph" style:parent-style-name="Standard">
      <style:paragraph-properties fo:line-height="150%"/>
      <style:text-properties style:font-name="Ubuntu" fo:font-size="14pt" officeooo:rsid="000bed7b" officeooo:paragraph-rsid="000bed7b" style:font-size-asian="14pt" style:font-size-complex="14pt"/>
    </style:style>
    <style:style style:name="T1" style:family="text">
      <style:text-properties fo:font-weight="bold" style:font-weight-asian="bold" style:font-weight-complex="bold"/>
    </style:style>
    <style:style style:name="T2" style:family="text">
      <style:text-properties officeooo:rsid="000abe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Formas</text:h>
      <text:p text:style-name="P2">As formas dodem simbolizar, despertar sentimentos e ajudar a contar historias quando usadas corretamente. A psicologias das formas estuda como nosso subconsciente é influenciado por elas.</text:p>
      <text:p text:style-name="P2"/>
      <text:p text:style-name="P2">Cada forma tem uma definição, uma identidade.</text:p>
      <text:p text:style-name="P2"/>
      <text:p text:style-name="P2"><text:span text:style-name="T1">Triangulos –</text:span> São energeticos e dinâmicos. Frequentemente estão associados a equilibrio e estabilidade. </text:p>
      <text:p text:style-name="P2"/>
      <text:p text:style-name="P2"><text:span text:style-name="T1">Retangulos e quadrados –</text:span> São os mais comumente usados. Eles transmitem a sensação de confiança e segurança.</text:p>
      <text:p text:style-name="P2"/>
      <text:p text:style-name="P2"><text:span text:style-name="T1">Circulos, ovais e elipses –</text:span> São naturalmente associados ao sol e à lua. As curvas suaves transmitem a sensação de feminino e de eternidade.</text:p>
      <text:p text:style-name="P1"/>
      <text:p text:style-name="P2">Como as formas influenciam – Nossa percepção é o resultado de inumeros estimulos visuais através do tempo. Assim como as cores, formas são estimulos primitivos que estão presentes o tempo todo. Comunicam com o subconsciente e despertam sensações, interpretações e significam tendo como base aspectos culturais, perspectivas pessoais e a semiótica.</text:p>
      <text:p text:style-name="P2">Sabendo disso se torna possível induzir conceitos e significados usando as formas ao nosso favor. Algumas vezes as formas estão presentes de um jeito obvio e outras, não tão obvias, mas não deixando de influenciar.</text:p>
      <text:p text:style-name="P2"/>
      <text:p text:style-name="P2"><text:soft-page-break/>Quadrado – Traz uma estética familiar, representa ordem, conformidade, igualdade e estrutura, sendo elas formas geralmente usadas como bases.</text:p>
      <text:p text:style-name="P2"/>
      <text:p text:style-name="P2">Retângulo – A forma artificial mais comum, significando simplicidade, solidez, equilibrio e segurança.</text:p>
      <text:p text:style-name="P2"/>
      <text:p text:style-name="P2">Triangulo – Frequentemente usado para representar sucesso, poder, masculinidade, força, energia, movimento e propósito.</text:p>
      <text:p text:style-name="P2"/>
      <text:p text:style-name="P2">Circulo – Associados a união, vida, proteção, perfeição, felicidade e cuidado.</text:p>
      <text:p text:style-name="P2"/>
      <text:p text:style-name="P2">Linhas – Podem representar estabilidade, ascensão, queda, dinamismo, calma e coragem.</text:p>
      <text:p text:style-name="P2"/>
      <text:p text:style-name="P2">Organicas – Formas curvas que transmitem conforto, familiaridade com natureza, prazer, sensibilidade e movimento.</text:p>
      <text:p text:style-name="P2"/>
      <text:p text:style-name="P2">Formas menos obvias no design – <text:span text:style-name="T2">As composições visuais em poster, design editorial e interfaces podem trazer formas especialmente planejadas que ajudam a comunicar o proposito e significado daquele design.</text:span></text:p>
      <text:p text:style-name="P3">Posteres de filmes por exemplo possuem composições geometricas relacionadas ao significado que envolve cada historia, essas composições nem sempre são percebidas de primeira.</text:p>
      <text:p text:style-name="P3"/>
      <text:p text:style-name="P3">Explorar os significados da formas e unir isso a sua composição é a essencia do design.</text:p>
      <text:p text:style-name="P3"/>
      <text:p text:style-name="P3"><text:soft-page-break/>____________________________________________________________________</text:p>
      <text:p text:style-name="P5">As formas são a coisa que vemos desde quando começamos a enxergar, estão em todo lugar, nas pequenas e grandes coisas.</text:p>
      <text:p text:style-name="P5">Todas as formas estão, essencialmente baseadas em três formas geometricas basica. Elas estão no nosso subconsciente, invocam sensações quando vistas, fazem parte de construções, composições, imagens que formamos na nossa mente devido ao repertorio que adquirimos com as situações vivenciadas ao longo da vida.</text:p>
      <text:p text:style-name="P1"/>
      <text:p text:style-name="P5">As formas em design seguem funções – As formas seguem uma função, na medida em que compreendemos que elas tem um significado na sua aplicação, nenhuma forma esta por acaso, ela desempenha um papel, ela é criada por alguma motivação. No design, em qualquer disciplina, sempre existe uma função na escolha do mais pequeno elemento que fará parte da composição visual ou de um objeto.</text:p>
      <text:p text:style-name="P5"/>
      <text:p text:style-name="P5">Forma circular – Desempenha um papel importante, na criação de um objeto, especialmente pelos seus atributos. Transmite dinamismo e universalidade, geralmente é usada para destacar movimento, espirito de continuidade, modernismo, unidade, feminilidade, sugerindo progresso e um novo ciclo, nunca esta parado no tempo, possui a sensação de infinidade já que não tem inicio e fim. Uma forma primaria basica, mas que é versatil no seu uso.</text:p>
      <text:p text:style-name="P5"/>
      <text:p text:style-name="P5">Forma triangular – É associada a construção, equilibrio. Transmite dinamismo, porque os seus vertices ao serem observados podem guiar a atenção para qualquer direção. Esta forma pode se <text:soft-page-break/>comportar de varias maneiras, o que pode ocasionar mudança de significados, voltado para cima pode transmitir a sensação de crescimento e positividade, voltado para baixo pode transmitir algum sentimento de perigo ou alerta.</text:p>
      <text:p text:style-name="P5"/>
      <text:p text:style-name="P5">Forma quadrada e retangular – Associadas a resistencia, solidez e estabilidade, são formas que mais transmitem segurança em relação as outras. Os lados simetricos transmitem<text:tab/>seriedade e segurança.</text:p>
      <text:p text:style-name="P5">____________________________________________________________________</text:p>
      <text:p text:style-name="P5">Psicologia das formas – Somos cercados por figuras e formas que impactam nosso comportamento. Cada forma geometrica provoca reações diferentes em nossa mente.</text:p>
      <text:p text:style-name="P5"/>
      <text:p text:style-name="P5">Quadrados e retangulos – construções, solidez, segurança, disciplina, força, coragem e segurança.</text:p>
      <text:p text:style-name="P5"/>
      <text:p text:style-name="P5">Triangulos – movimento, dinamismo, excitação, perigo, estabilidade, se pra cima crescimento, evolução, se para baixo risco e perda.</text:p>
      <text:p text:style-name="P5"/>
      <text:p text:style-name="P5">Circulos e elipses – infinidade, astros, magia, eternidade,feminino, universo e misterio.</text:p>
      <text:p text:style-name="P5"/>
      <text:p text:style-name="P5">Espirais – encontradas mais na natureza, por isso remetem a vida, crescimento, signo de criatividade, vitalidade e calma.</text:p>
      <text:p text:style-name="P5"/>
      <text:p text:style-name="P5">Trabalhos com significado são melhores aceitos e as formas podem ajudar a contar historias. Por isso saber o que cada forma representa pode ser um diferencial na concepção de um projeto.</text:p>
      <text:p text:style-name="P1"/>
      <text:p text:style-name="P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3T21:51:31.459000000</meta:creation-date>
    <dc:date>2024-01-15T12:48:12.907000000</dc:date>
    <meta:editing-duration>PT4H12M56S</meta:editing-duration>
    <meta:editing-cycles>4</meta:editing-cycles>
    <meta:generator>EasyOffice/7.6.2.1.0$Windows_X86_64 LibreOffice_project/0bc4d647150f05f02b71ccb5539a4012b57f1faf</meta:generator>
    <meta:document-statistic meta:table-count="0" meta:image-count="0" meta:object-count="0" meta:page-count="5" meta:paragraph-count="31" meta:word-count="705" meta:character-count="5020" meta:non-whitespace-character-count="4325"/>
  </office:meta>
</office:document-meta>
</file>